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6cm" style:rel-column-width="457*"/>
    </style:style>
    <style:style style:name="Table1.B" style:family="table-column">
      <style:table-column-properties style:column-width="8.192cm" style:rel-column-width="4644*"/>
    </style:style>
    <style:style style:name="Table1.C" style:family="table-column">
      <style:table-column-properties style:column-width="8.003cm" style:rel-column-width="45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officeooo:rsid="00614d3a" officeooo:paragraph-rsid="00614d3a"/>
    </style:style>
    <style:style style:name="P5" style:family="paragraph" style:parent-style-name="Table_20_Contents">
      <style:text-properties officeooo:rsid="00624ea9" officeooo:paragraph-rsid="00624ea9"/>
    </style:style>
    <style:style style:name="P6" style:family="paragraph" style:parent-style-name="Table_20_Contents">
      <style:text-properties fo:font-weight="bold" officeooo:rsid="00650d54" officeooo:paragraph-rsid="00650d54" style:font-weight-asian="bold" style:font-weight-complex="bold"/>
    </style:style>
    <style:style style:name="P7" style:family="paragraph" style:parent-style-name="Table_20_Contents">
      <style:text-properties officeooo:rsid="00650d54" officeooo:paragraph-rsid="00650d54"/>
    </style:style>
    <style:style style:name="P8" style:family="paragraph" style:parent-style-name="Table_20_Contents">
      <style:text-properties officeooo:rsid="0068844d" officeooo:paragraph-rsid="0068844d"/>
    </style:style>
    <style:style style:name="P9" style:family="paragraph" style:parent-style-name="Table_20_Contents">
      <style:text-properties officeooo:rsid="00699daf" officeooo:paragraph-rsid="00699daf"/>
    </style:style>
    <style:style style:name="P10" style:family="paragraph" style:parent-style-name="Table_20_Contents">
      <style:text-properties officeooo:rsid="0069e9a1" officeooo:paragraph-rsid="0069e9a1"/>
    </style:style>
    <style:style style:name="P11" style:family="paragraph" style:parent-style-name="Heading_20_2">
      <style:paragraph-properties fo:margin-top="0.199cm" fo:margin-bottom="0.199cm" loext:contextual-spacing="false"/>
      <style:text-properties officeooo:rsid="00699daf" officeooo:paragraph-rsid="00699daf"/>
    </style:style>
    <style:style style:name="P1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8844d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5" svg:width="14.371cm" svg:height="2.352cm" svg:x="3.233cm" svg:y="-1.284cm"><draw:text-box><text:p text:style-name="P14"><text:span text:style-name="T3">Section: InaSAFE</text:span></text:p><text:p text:style-name="P14"><text:span text:style-name="T4">Module : Resources</text:span></text:p></draw:text-box></draw:frame></text:p>
      <text:p text:style-name="P2"/>
      <text:p text:style-name="P11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seful web resources for InaSAFE 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6">URL</text:p>
          </table:table-cell>
          <table:table-cell table:style-name="Table1.C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7"><text:a xlink:type="simple" xlink:href="http://inasafe.org/" text:style-name="Internet_20_link" text:visited-style-name="Visited_20_Internet_20_Link">http://inasafe.org</text:a> </text:p>
          </table:table-cell>
          <table:table-cell table:style-name="Table1.C2" office:value-type="string">
            <text:p text:style-name="P7">Home page of InaSAFE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><text:a xlink:type="simple" xlink:href="http://docs.inasafe.org/" text:style-name="Internet_20_link" text:visited-style-name="Visited_20_Internet_20_Link">http://docs.inasafe.org</text:a> </text:p>
          </table:table-cell>
          <table:table-cell table:style-name="Table1.C2" office:value-type="string">
            <text:p text:style-name="P7">InaSAFE training documentation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7"><text:a xlink:type="simple" xlink:href="http://manual.inasafe.org/" text:style-name="Internet_20_link" text:visited-style-name="Visited_20_Internet_20_Link">http://manual.inasafe.org</text:a> </text:p>
          </table:table-cell>
          <table:table-cell table:style-name="Table1.C2" office:value-type="string">
            <text:p text:style-name="P7">The InaSAFE user manual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7"><text:a xlink:type="simple" xlink:href="http://users.inasafe.org/" text:style-name="Internet_20_link" text:visited-style-name="Visited_20_Internet_20_Link">http://users.inasafe.org</text:a> </text:p>
          </table:table-cell>
          <table:table-cell table:style-name="Table1.C2" office:value-type="string">
            <text:p text:style-name="P7">InaSAFE user map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7"><text:a xlink:type="simple" xlink:href="http://github.com/inasafe" text:style-name="Internet_20_link" text:visited-style-name="Visited_20_Internet_20_Link">http://github.com/inasafe</text:a> </text:p>
          </table:table-cell>
          <table:table-cell table:style-name="Table1.C2" office:value-type="string">
            <text:p text:style-name="P7">Home of all InaSAFE project code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7"><text:a xlink:type="simple" xlink:href="http://realtime.inasafe.org/" text:style-name="Internet_20_link" text:visited-style-name="Visited_20_Internet_20_Link">http://realtime.inasafe.org</text:a> </text:p>
          </table:table-cell>
          <table:table-cell table:style-name="Table1.C2" office:value-type="string">
            <text:p text:style-name="P7">InaSAFE Realtime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7"><text:a xlink:type="simple" xlink:href="http://qgis.org/" text:style-name="Internet_20_link" text:visited-style-name="Visited_20_Internet_20_Link">http://</text:a><text:a xlink:type="simple" xlink:href="http://qgis.org/" text:style-name="Internet_20_link" text:visited-style-name="Visited_20_Internet_20_Link"><text:span text:style-name="T2">qgis.org</text:span></text:a><text:span text:style-name="T2"> </text:span></text:p>
          </table:table-cell>
          <table:table-cell table:style-name="Table1.C2" office:value-type="string">
            <text:p text:style-name="P8">Home page of QGIS – desktop GIS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8"><text:a xlink:type="simple" xlink:href="http://download.qgis.org/" text:style-name="Internet_20_link" text:visited-style-name="Visited_20_Internet_20_Link">http://download.qgis.org</text:a> </text:p>
          </table:table-cell>
          <table:table-cell table:style-name="Table1.C2" office:value-type="string">
            <text:p text:style-name="P8">Download page for QGIS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8"><text:a xlink:type="simple" xlink:href="http://geonode.org/" text:style-name="Internet_20_link" text:visited-style-name="Visited_20_Internet_20_Link">http://geonode.org</text:a> </text:p>
          </table:table-cell>
          <table:table-cell table:style-name="Table1.C2" office:value-type="string">
            <text:p text:style-name="P8">Home page of GeoNode Spatial content management system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8"><text:a xlink:type="simple" xlink:href="http://openstreetmap.org/" text:style-name="Internet_20_link" text:visited-style-name="Visited_20_Internet_20_Link">http://openstreetmap.org</text:a></text:p>
          </table:table-cell>
          <table:table-cell table:style-name="Table1.C2" office:value-type="string">
            <text:p text:style-name="P8">Home page of OpenStreetmap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9"><text:a xlink:type="simple" xlink:href="http://www.preventionweb.net/english/hyogo/gar/2015/en/home/data.php" text:style-name="Internet_20_link" text:visited-style-name="Visited_20_Internet_20_Link">http://www.preventionweb.net/english/hyogo/gar/2015/en/home/data.php</text:a></text:p>
          </table:table-cell>
          <table:table-cell table:style-name="Table1.C2" office:value-type="string">
            <text:p text:style-name="P9">Global Assessment Report – risk profiles for 82 countries.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10"><text:a xlink:type="simple" xlink:href="http://siteresources.worldbank.org/EXTNWDR2013/Resources/8258024-1352909193861/8936935-1356011448215/8986901-1380568255405/WDR14_bp_Disaster_Mitigation_is_Cost_Effective_Kelman.pdf" text:style-name="Internet_20_link" text:visited-style-name="Visited_20_Internet_20_Link">http://siteresources.worldbank.org/EXTNWDR2013/Resources/8258024-1352909193861/8936935-1356011448215/8986901-1380568255405/WDR14_bp_Disaster_Mitigation_is_Cost_Effective_Kelman.pdf</text:a> </text:p>
          </table:table-cell>
          <table:table-cell table:style-name="Table1.C2" office:value-type="string">
            <text:p text:style-name="P10">Disaster Mitigation is Cost Effective – nice article showing that mitigation efforts can be very cost effective.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3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8M15S</meta:editing-duration>
    <meta:editing-cycles>51</meta:editing-cycles>
    <meta:generator>LibreOffice/5.3.3.2$MacOSX_X86_64 LibreOffice_project/3d9a8b4b4e538a85e0782bd6c2d430bafe583448</meta:generator>
    <dc:date>2017-07-02T21:39:18.435411000</dc:date>
    <meta:document-statistic meta:table-count="1" meta:image-count="3" meta:object-count="0" meta:page-count="1" meta:paragraph-count="47" meta:word-count="108" meta:character-count="1019" meta:non-whitespace-character-count="945"/>
  </office:meta>
</office:document-meta>
</file>